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a1" style:family="table">
      <style:table-properties style:width="14.113cm" fo:margin-left="1.08cm" fo:margin-top="0cm" fo:margin-bottom="0cm" table:align="left" style:writing-mode="lr-tb"/>
    </style:style>
    <style:style style:name="Tabla1.A" style:family="table-column">
      <style:table-column-properties style:column-width="2.865cm"/>
    </style:style>
    <style:style style:name="Tabla1.B" style:family="table-column">
      <style:table-column-properties style:column-width="2.45cm"/>
    </style:style>
    <style:style style:name="Tabla1.C" style:family="table-column">
      <style:table-column-properties style:column-width="1.319cm"/>
    </style:style>
    <style:style style:name="Tabla1.D" style:family="table-column">
      <style:table-column-properties style:column-width="2.011cm"/>
    </style:style>
    <style:style style:name="Tabla1.F" style:family="table-column">
      <style:table-column-properties style:column-width="1.797cm"/>
    </style:style>
    <style:style style:name="Tabla1.G" style:family="table-column">
      <style:table-column-properties style:column-width="1.66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>
      <style:paragraph-properties fo:margin-top="0cm" fo:margin-bottom="0cm" style:contextual-spacing="true" fo:line-height="100%" fo:text-align="justify" style:justify-single-word="false"/>
    </style:style>
    <style:style style:name="P2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3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font-size="12pt" style:font-name-asian="Times New Roman1" style:font-size-asian="12pt" style:language-asian="es" style:country-asian="ES" style:font-name-complex="Times New Roman1" style:font-size-complex="12pt"/>
    </style:style>
    <style:style style:name="P4" style:family="paragraph" style:parent-style-name="List_20_Paragraph">
      <style:paragraph-properties fo:margin-left="3.133cm" fo:margin-right="0cm" fo:margin-top="0cm" fo:margin-bottom="0cm" style:contextual-spacing="true" fo:line-height="100%" fo:text-align="justify" style:justify-single-word="false" fo:text-indent="0cm" style:auto-text-indent="false"/>
      <style:text-properties fo:font-size="12pt" style:font-name-asian="Times New Roman1" style:font-size-asian="12pt" style:language-asian="es" style:country-asian="ES" style:font-name-complex="Times New Roman1" style:font-size-complex="12pt"/>
    </style:style>
    <style:style style:name="P5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style:font-name-asian="Times New Roman1" style:font-size-asian="12pt" style:language-asian="es" style:country-asian="ES" style:font-name-complex="Times New Roman1" style:font-size-complex="12pt"/>
    </style:style>
    <style:style style:name="P6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style:font-name-asian="Times New Roman1" style:font-size-asian="12pt" style:language-asian="es" style:country-asian="ES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style:font-name-asian="Times New Roman1" style:font-size-asian="12pt" style:language-asian="es" style:country-asian="ES" style:font-name-complex="Times New Roman1" style:font-size-complex="12pt"/>
    </style:style>
    <style:style style:name="P8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font-size="12pt" fo:font-weight="bold" style:font-name-asian="Times New Roman1" style:font-size-asian="12pt" style:language-asian="es" style:country-asian="ES" style:font-weight-asian="bold" style:font-name-complex="Times New Roman1" style:font-size-complex="12pt"/>
    </style:style>
    <style:style style:name="P9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font-size="12pt" fo:font-weight="normal" officeooo:rsid="00216311" officeooo:paragraph-rsid="00216311" style:font-name-asian="Times New Roman1" style:font-size-asian="12pt" style:language-asian="es" style:country-asian="ES" style:font-weight-asian="normal" style:font-name-complex="Times New Roman1" style:font-size-complex="12pt" style:font-weight-complex="normal"/>
    </style:style>
    <style:style style:name="P10" style:family="paragraph" style:parent-style-name="Heading_20_2" style:list-style-name="WWNum2">
      <style:paragraph-properties fo:margin-top="0.494cm" fo:margin-bottom="0.494cm" style:contextual-spacing="false" fo:text-align="justify" style:justify-single-word="false"/>
      <style:text-properties style:font-name="Calibri" fo:font-size="12pt" style:font-size-asian="12pt" style:font-size-complex="12pt"/>
    </style:style>
    <style:style style:name="P11" style:family="paragraph" style:parent-style-name="List_20_Paragraph" style:list-style-name="WWNum2">
      <style:paragraph-properties fo:margin-left="0cm" fo:margin-right="0cm" fo:margin-top="0.494cm" fo:margin-bottom="0cm" style:contextual-spacing="true" fo:line-height="100%" fo:text-align="justify" style:justify-single-word="false" fo:text-indent="0cm" style:auto-text-indent="false"/>
      <style:text-properties officeooo:paragraph-rsid="001d10c6"/>
    </style:style>
    <style:style style:name="P12" style:family="paragraph" style:parent-style-name="List_20_Paragraph" style:list-style-name="WWNum2">
      <style:paragraph-properties fo:margin-top="0.494cm" fo:margin-bottom="0.494cm" style:contextual-spacing="true" fo:line-height="100%" fo:text-align="justify" style:justify-single-word="false"/>
      <style:text-properties fo:font-size="12pt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13" style:family="paragraph" style:parent-style-name="List_20_Paragraph" style:list-style-name="WWNum2">
      <style:paragraph-properties fo:margin-top="0.494cm" fo:margin-bottom="0cm" style:contextual-spacing="true" fo:line-height="100%" fo:text-align="justify" style:justify-single-word="false"/>
      <style:text-properties fo:font-size="12pt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14" style:family="paragraph" style:parent-style-name="List_20_Paragraph" style:list-style-name="WWNum2">
      <style:paragraph-properties fo:margin-top="0cm" fo:margin-bottom="0.494cm" style:contextual-spacing="true" fo:line-height="100%" fo:text-align="justify" style:justify-single-word="false"/>
      <style:text-properties fo:font-size="12pt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15" style:family="paragraph" style:parent-style-name="List_20_Paragraph" style:list-style-name="WWNum2">
      <style:paragraph-properties fo:margin-top="0cm" fo:margin-bottom="0cm" style:contextual-spacing="true" fo:line-height="100%" fo:text-align="justify" style:justify-single-word="false"/>
      <style:text-properties fo:font-size="12pt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16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font-size="12pt" fo:font-weight="bold" style:font-name-asian="Times New Roman1" style:font-size-asian="12pt" style:language-asian="es" style:country-asian="ES" style:font-weight-asian="bold" style:font-name-complex="Times New Roman1" style:font-size-complex="12pt"/>
    </style:style>
    <style:style style:name="P17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font-size="12pt" style:font-name-asian="Times New Roman1" style:font-size-asian="12pt" style:language-asian="es" style:country-asian="ES" style:font-name-complex="Times New Roman1" style:font-size-complex="12pt"/>
    </style:style>
    <style:style style:name="P18" style:family="paragraph" style:parent-style-name="List_20_Paragraph" style:list-style-name="WWNum4">
      <style:paragraph-properties fo:margin-top="0cm" fo:margin-bottom="0cm" style:contextual-spacing="true" fo:line-height="100%" fo:text-align="justify" style:justify-single-word="false"/>
      <style:text-properties fo:font-size="12pt" style:font-name-asian="Times New Roman1" style:font-size-asian="12pt" style:language-asian="es" style:country-asian="ES" style:font-name-complex="Times New Roman1" style:font-size-complex="12pt"/>
    </style:style>
    <style:style style:name="P19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font-size="12pt" officeooo:paragraph-rsid="0020c2cd" style:font-name-asian="Times New Roman1" style:font-size-asian="12pt" style:language-asian="es" style:country-asian="ES" style:font-name-complex="Times New Roman1" style:font-size-complex="12pt"/>
    </style:style>
    <style:style style:name="P20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font-size="12pt" officeooo:rsid="00245296" officeooo:paragraph-rsid="00245296" style:font-name-asian="Times New Roman1" style:font-size-asian="12pt" style:language-asian="es" style:country-asian="ES" style:font-name-complex="Times New Roman1" style:font-size-complex="12pt"/>
    </style:style>
    <style:style style:name="P21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font-size="12pt" officeooo:paragraph-rsid="001d10c6" fo:background-color="transparent" style:font-name-asian="Times New Roman1" style:font-size-asian="12pt" style:language-asian="es" style:country-asian="ES" style:font-name-complex="Times New Roman1" style:font-size-complex="12pt"/>
    </style:style>
    <style:style style:name="P22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font-size="12pt" officeooo:paragraph-rsid="001d10c6" fo:background-color="#b4c7dc" style:font-name-asian="Times New Roman1" style:font-size-asian="12pt" style:language-asian="es" style:country-asian="ES" style:font-name-complex="Times New Roman1" style:font-size-complex="12pt"/>
    </style:style>
    <style:style style:name="P23" style:family="paragraph" style:parent-style-name="List_20_Paragraph" style:list-style-name="WWNum3">
      <style:paragraph-properties fo:margin-top="0cm" fo:margin-bottom="0cm" style:contextual-spacing="true" fo:line-height="100%" fo:text-align="justify" style:justify-single-word="false"/>
      <style:text-properties fo:font-size="12pt" style:text-underline-style="solid" style:text-underline-width="auto" style:text-underline-color="font-color" officeooo:paragraph-rsid="0020c2cd" style:font-name-asian="Times New Roman1" style:font-size-asian="12pt" style:language-asian="es" style:country-asian="ES" style:font-name-complex="Times New Roman1" style:font-size-complex="12pt"/>
    </style:style>
    <style:style style:name="P24" style:family="paragraph" style:parent-style-name="List_20_Paragraph" style:list-style-name="WWNum3">
      <style:paragraph-properties fo:margin-top="0cm" fo:margin-bottom="0cm" style:contextual-spacing="true" fo:line-height="100%" fo:text-align="justify" style:justify-single-word="false"/>
      <style:text-properties fo:font-size="12pt" style:text-underline-style="solid" style:text-underline-width="auto" style:text-underline-color="font-color" style:font-name-asian="Times New Roman1" style:font-size-asian="12pt" style:language-asian="es" style:country-asian="ES" style:font-name-complex="Times New Roman1" style:font-size-complex="12pt"/>
    </style:style>
    <style:style style:name="P25" style:family="paragraph" style:parent-style-name="List_20_Paragraph" style:list-style-name="WWNum3">
      <style:paragraph-properties fo:margin-top="0cm" fo:margin-bottom="0cm" style:contextual-spacing="true" fo:line-height="100%" fo:text-align="justify" style:justify-single-word="false"/>
      <style:text-properties fo:font-size="12pt" style:text-underline-style="solid" style:text-underline-width="auto" style:text-underline-color="font-color" fo:font-weight="normal" style:font-name-asian="Times New Roman1" style:font-size-asian="12pt" style:language-asian="es" style:country-asian="ES" style:font-weight-asian="normal" style:font-name-complex="Times New Roman1" style:font-size-complex="12pt" style:font-weight-complex="normal"/>
    </style:style>
    <style:style style:name="P26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font-size="12pt" style:text-underline-style="none" officeooo:rsid="00245296" officeooo:paragraph-rsid="00245296" style:font-name-asian="Times New Roman1" style:font-size-asian="12pt" style:language-asian="es" style:country-asian="ES" style:font-name-complex="Times New Roman1" style:font-size-complex="12pt"/>
    </style:style>
    <style:style style:name="P27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font-size="12pt" style:text-underline-style="none" officeooo:rsid="00245296" officeooo:paragraph-rsid="002599cc" style:font-name-asian="Times New Roman1" style:font-size-asian="12pt" style:language-asian="es" style:country-asian="ES" style:font-name-complex="Times New Roman1" style:font-size-complex="12pt"/>
    </style:style>
    <style:style style:name="P28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font-size="12pt" style:text-underline-style="none" officeooo:rsid="002599cc" officeooo:paragraph-rsid="002599cc" style:font-name-asian="Times New Roman1" style:font-size-asian="12pt" style:language-asian="es" style:country-asian="ES" style:font-name-complex="Times New Roman1" style:font-size-complex="12pt"/>
    </style:style>
    <style:style style:name="P29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font-size="12pt" style:text-underline-style="none" officeooo:rsid="00273466" officeooo:paragraph-rsid="00273466" style:font-name-asian="Times New Roman1" style:font-size-asian="12pt" style:language-asian="es" style:country-asian="ES" style:font-name-complex="Times New Roman1" style:font-size-complex="12pt"/>
    </style:style>
    <style:style style:name="P30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font-size="12pt" style:text-underline-style="none" officeooo:rsid="00276dd4" officeooo:paragraph-rsid="00276dd4" style:font-name-asian="Times New Roman1" style:font-size-asian="12pt" style:language-asian="es" style:country-asian="ES" style:font-name-complex="Times New Roman1" style:font-size-complex="12pt"/>
    </style:style>
    <style:style style:name="P3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orphans="2" fo:widows="2" fo:text-indent="0cm" style:auto-text-indent="false"/>
      <style:text-properties style:font-name="Calibri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/>
    </style:style>
    <style:style style:name="P32" style:family="paragraph" style:parent-style-name="Standard" style:list-style-name="">
      <style:paragraph-properties fo:margin-top="0.494cm" fo:margin-bottom="0.494cm" style:contextual-spacing="false" fo:line-height="100%" fo:text-align="justify" style:justify-single-word="false"/>
    </style:style>
    <style:style style:name="P33" style:family="paragraph" style:parent-style-name="Standard" style:list-style-name="">
      <style:paragraph-properties fo:margin-top="0cm" fo:margin-bottom="0.494cm" style:contextual-spacing="false" fo:line-height="100%" fo:text-align="justify" style:justify-single-word="false"/>
      <style:text-properties fo:font-size="12pt" style:text-underline-style="solid" style:text-underline-width="auto" style:text-underline-color="font-color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35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fo:language="en" fo:country="US" fo:background-color="#b4c7dc" style:font-name-asian="Times New Roman1" style:font-size-asian="12pt" style:language-asian="es" style:country-asian="ES" style:font-name-complex="Times New Roman1" style:font-size-complex="12pt"/>
    </style:style>
    <style:style style:name="P36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fo:language="en" fo:country="US" style:font-name-asian="Times New Roman1" style:font-size-asian="12pt" style:language-asian="es" style:country-asian="ES" style:font-name-complex="Times New Roman1" style:font-size-complex="12pt"/>
    </style:style>
    <style:style style:name="P37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style:font-name-asian="Times New Roman1" style:font-size-asian="12pt" style:language-asian="es" style:country-asian="ES" style:font-name-complex="Times New Roman1" style:font-size-complex="12pt"/>
    </style:style>
    <style:style style:name="P38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fo:background-color="#b4c7dc" style:font-name-asian="Times New Roman1" style:font-size-asian="12pt" style:language-asian="es" style:country-asian="ES" style:font-name-complex="Times New Roman1" style:font-size-complex="12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49cm" style:auto-text-indent="false"/>
      <style:text-properties fo:font-size="12pt" fo:background-color="#b4c7dc" style:font-name-asian="Times New Roman1" style:font-size-asian="12pt" style:language-asian="es" style:country-asian="ES" style:font-name-complex="Times New Roman1" style:font-size-complex="12pt"/>
    </style:style>
    <style:style style:name="P40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fo:background-color="transparent" style:font-name-asian="Times New Roman1" style:font-size-asian="12pt" style:language-asian="es" style:country-asian="ES" style:font-name-complex="Times New Roman1" style:font-size-complex="12pt"/>
    </style:style>
    <style:style style:name="P41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fo:font-size="12pt" style:text-underline-style="none" officeooo:rsid="002599cc" officeooo:paragraph-rsid="002599cc" style:font-name-asian="Times New Roman1" style:font-size-asian="12pt" style:language-asian="es" style:country-asian="ES" style:font-name-complex="Times New Roman1" style:font-size-complex="12pt"/>
    </style:style>
    <style:style style:name="P42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fo:color="#cccccc" loext:opacity="100%" style:font-name="Droid Sans Mono" fo:font-size="10.5pt" fo:font-weight="normal" fo:background-color="#1f1f1f"/>
    </style:style>
    <style:style style:name="T1" style:family="text">
      <style:text-properties fo:font-size="12pt" fo:font-weight="bold" style:font-name-asian="Times New Roman1" style:font-size-asian="12pt" style:language-asian="es" style:country-asian="ES" style:font-weight-asian="bold" style:font-name-complex="Times New Roman1" style:font-size-complex="12pt"/>
    </style:style>
    <style:style style:name="T2" style:family="text">
      <style:text-properties fo:font-size="12pt" fo:font-weight="bold" officeooo:rsid="002096bf" style:font-name-asian="Times New Roman1" style:font-size-asian="12pt" style:language-asian="es" style:country-asian="ES" style:font-weight-asian="bold" style:font-name-complex="Times New Roman1" style:font-size-complex="12pt"/>
    </style:style>
    <style:style style:name="T3" style:family="text">
      <style:text-properties fo:font-size="12pt" style:font-name-asian="Times New Roman1" style:font-size-asian="12pt" style:language-asian="es" style:country-asian="ES" style:font-name-complex="Times New Roman1" style:font-size-complex="12pt"/>
    </style:style>
    <style:style style:name="T4" style:family="text">
      <style:text-properties fo:font-size="12pt" fo:background-color="#b4c7dc" loext:char-shading-value="0" style:font-name-asian="Times New Roman1" style:font-size-asian="12pt" style:language-asian="es" style:country-asian="ES" style:font-name-complex="Times New Roman1" style:font-size-complex="12pt"/>
    </style:style>
    <style:style style:name="T5" style:family="text">
      <style:text-properties officeooo:rsid="001d10c6"/>
    </style:style>
    <style:style style:name="T6" style:family="text">
      <style:text-properties fo:language="es" fo:country="ES" fo:font-weight="normal" style:font-weight-asian="normal" style:font-weight-complex="normal"/>
    </style:style>
    <style:style style:name="T7" style:family="text">
      <style:text-properties fo:color="#9cdcfe" loext:opacity="100%"/>
    </style:style>
    <style:style style:name="T8" style:family="text">
      <style:text-properties officeooo:rsid="002599cc"/>
    </style:style>
    <style:style style:name="T9" style:family="text">
      <style:text-properties officeooo:rsid="002601d2"/>
    </style:style>
    <style:style style:name="T10" style:family="text">
      <style:text-properties officeooo:rsid="002734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2">Cuestionario de iniciación de nivel de BBDD y Programación Estructurada<text:bookmark text:name="_GoBack"/></text:h>
      <text:list xml:id="list1757614698" text:style-name="WWNum2">
        <text:list-item>
          <text:h text:style-name="P12" text:outline-level="2">¿Cuál sería la definición correcta de una base de datos?</text:h>
        </text:list-item>
      </text:list>
      <text:p text:style-name="P3">Conjunto de información regulada y normalizada de colección de archivos relacionados por tablas </text:p>
      <text:p text:style-name="P21">Conjunto de datos sistematizados donde la información está regulada y estructurada por el individuo </text:p>
      <text:p text:style-name="P22">Conjunto de información normalizada y relacionada, que se elabora utilizando una via sistemática para el almacenamiento, proceso y extracción de datos </text:p>
      <text:p text:style-name="P3">Conjunto de datos relacionados, sincronizados elaborados de forma continua </text:p>
      <text:p text:style-name="P34">¿A qué corresponden estas siglas " D.M.L."?</text:p>
      <text:p text:style-name="P35">Data Manipulation Language </text:p>
      <text:p text:style-name="P36">Date Manipulation Language </text:p>
      <text:p text:style-name="P36">Data Merchandasing Language </text:p>
      <text:p text:style-name="P36">Definition Manipulation Language</text:p>
      <text:list xml:id="list141257703874372" text:continue-numbering="true" text:style-name="WWNum2">
        <text:list-item>
          <text:h text:style-name="P12" text:outline-level="2">¿Cómo se representan los datos de una tabla?</text:h>
        </text:list-item>
      </text:list>
      <text:p text:style-name="P5">En filas y registros </text:p>
      <text:p text:style-name="P38">En filas (llamadas campos) y Columnas (llamadas registros) </text:p>
      <text:p text:style-name="P5">En columnas y campos </text:p>
      <text:p text:style-name="P5">En Columnas (llamadas campos) y Filas (llamadas registros) </text:p>
      <text:list xml:id="list141258676714652" text:continue-numbering="true" text:style-name="WWNum2">
        <text:list-item>
          <text:p text:style-name="P15">¿Qué se conoce como Consulta?</text:p>
        </text:list-item>
      </text:list>
      <text:p text:style-name="P5">Definir un conjunto de criterios acerca de los datos de sus tablas en Microsoft access </text:p>
      <text:p text:style-name="P5">Definir un conjunto de criterios acerca de los datos de sus tablas en Lotus aproach </text:p>
      <text:p text:style-name="P5">Definir un conjunto de criterios acerca de los datos de sus tablas en Visual Fox pro </text:p>
      <text:p text:style-name="P39">Definir un conjunto de criterios acerca de los datos de sus tablas en SQL</text:p>
      <text:list xml:id="list141258458052105" text:continue-numbering="true" text:style-name="WWNum2">
        <text:list-item>
          <text:h text:style-name="P13" text:outline-level="2">¿Qué es un Group?</text:h>
          <text:list>
            <text:list-item>
              <text:list>
                <text:list-header>
                  <text:h text:style-name="P11" text:outline-level="2"><text:span text:style-name="T5"><text:s text:c="8"/>- Se trata de una combinación de registros con valores </text:span><text:span text:style-name="T6">idénticos en la lista de campos especificados en un único registro.</text:span></text:h>
                </text:list-header>
              </text:list>
            </text:list-item>
          </text:list>
        </text:list-item>
        <text:list-item>
          <text:h text:style-name="P14" text:outline-level="2">¿En qué consiste la teoría de la normalización?</text:h>
        </text:list-item>
      </text:list>
      <text:p text:style-name="P38">Eliminar comportamientos análogos, eliminar las repeticiones y en la elaboración de diseños comprensibles </text:p>
      <text:p text:style-name="P5">En adaptar procesos, eliminando las repeticiones en tablas homogeneas </text:p>
      <text:p text:style-name="P5">En realizar procesos de evolución de problemas, de repetición y adaptabilidad de datos complejos </text:p>
      <text:p text:style-name="P5">Codificación de procesos repetitivos de modificación de diseño</text:p>
      <text:list xml:id="list141258491766695" text:continue-numbering="true" text:style-name="WWNum2">
        <text:list-item>
          <text:h text:style-name="P10" text:outline-level="2">¿El campo clave como debe ser o que debe tener?</text:h>
        </text:list-item>
      </text:list>
      <text:p text:style-name="P5">Información por criterios determinados, singularidad </text:p>
      <text:p text:style-name="P2"><text:span text:style-name="T4">Singularidad, estacionalidad, y brevedad</text:span><text:span text:style-name="T3"> </text:span></text:p>
      <text:p text:style-name="P5">Multiplicidad y una clave secundaria </text:p>
      <text:p text:style-name="P5"><text:soft-page-break/>Rapidez en la busqueda y ordenación automatica de los datos </text:p>
      <text:list xml:id="list141258898068113" text:continue-numbering="true" text:style-name="WWNum2">
        <text:list-item>
          <text:p text:style-name="P15">¿Qué es un registro?</text:p>
        </text:list-item>
      </text:list>
      <text:p text:style-name="P5">Son los ficheros descriptivos </text:p>
      <text:p text:style-name="P40">Son las descripciones que generan una tabla </text:p>
      <text:p text:style-name="P38">Son los atributos que tienen interés de los objetos del mundo real </text:p>
      <text:p text:style-name="P5">Son objetos del mundo real.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list xml:id="list141258479417035" text:continue-numbering="true" text:style-name="WWNum2">
        <text:list-item>
          <text:p text:style-name="P15">La siguiente definición de datos corresponde a cada uno de los registros que componen un fichero, donde se guarda los datos de un centro educativo.</text:p>
        </text:list-item>
      </text:list>
      <text:p text:style-name="P3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31">Familia profesional</text:p>
          </table:table-cell>
          <table:table-cell table:style-name="Tabla1.A1" office:value-type="string">
            <text:p text:style-name="P31">Ciclo formativo</text:p>
          </table:table-cell>
          <table:table-cell table:style-name="Tabla1.A1" office:value-type="string">
            <text:p text:style-name="P31">curso</text:p>
          </table:table-cell>
          <table:table-cell table:style-name="Tabla1.A1" office:value-type="string">
            <text:p text:style-name="P31">Apellido1</text:p>
          </table:table-cell>
          <table:table-cell table:style-name="Tabla1.A1" office:value-type="string">
            <text:p text:style-name="P31">Apellido2</text:p>
          </table:table-cell>
          <table:table-cell table:style-name="Tabla1.A1" office:value-type="string">
            <text:p text:style-name="P31">Nombre</text:p>
          </table:table-cell>
          <table:table-cell table:style-name="Tabla1.A1" office:value-type="string">
            <text:p text:style-name="P31">Nota-final</text:p>
          </table:table-cell>
        </table:table-row>
      </table:table>
      <text:p text:style-name="P3"/>
      <text:p text:style-name="P1"><text:span text:style-name="T1">A la vista de los requerimientos que se requieren en el enunci</text:span><text:span text:style-name="T2">a</text:span><text:span text:style-name="T1">do para realizar el algoritmo</text:span></text:p>
      <text:list text:style-name="WWNum4">
        <text:list-item>
          <text:p text:style-name="P18">¿El fichero debe reunir algún requisito?</text:p>
          <text:p text:style-name="P18"/>
        </text:list-item>
      </text:list>
      <text:p text:style-name="P9">- <text:span text:style-name="T9">Debe de tener una primary key, una foreign key que conecte cada tabla entre sí, etc.</text:span></text:p>
      <text:p text:style-name="P8"/>
      <text:p text:style-name="P8">Realiza un pseudocódigo donde se visualicen:</text:p>
      <text:list xml:id="list102542392" text:style-name="WWNum3">
        <text:list-item>
          <text:p text:style-name="P23">Nota media por rama profesional</text:p>
        </text:list-item>
      </text:list>
      <text:p text:style-name="P20">Abrir ficheros</text:p>
      <text:p text:style-name="P20">Leer registro</text:p>
      <text:p text:style-name="P20">Mientras no FF:</text:p>
      <text:p text:style-name="P20"><text:tab/>Declarar Rama=Familia, cont=0, sum=0, NM=0</text:p>
      <text:p text:style-name="P20">Mientras no FF y Rama=Familia:</text:p>
      <text:p text:style-name="P20"><text:tab/>sum=sum+Nota</text:p>
      <text:p text:style-name="P20"><text:tab/>cont=cont+1</text:p>
      <text:p text:style-name="P20">FM</text:p>
      <text:p text:style-name="P20">Mostrar NM</text:p>
      <text:p text:style-name="P20">Leer registro otra vez</text:p>
      <text:p text:style-name="P20">FM</text:p>
      <text:p text:style-name="P19"/>
      <text:list xml:id="list141257857602777" text:continue-numbering="true" text:style-name="WWNum3">
        <text:list-item>
          <text:p text:style-name="P25">Nota media por ciclo formativo</text:p>
        </text:list-item>
      </text:list>
      <text:p text:style-name="P20">Abrir ficheros</text:p>
      <text:p text:style-name="P20">Leer registro</text:p>
      <text:p text:style-name="P20">Mientras no FF:</text:p>
      <text:p text:style-name="P20"><text:tab/>Declarar Cicl=Ciclo, cont=0, sum=0, NM=0</text:p>
      <text:p text:style-name="P20">Mientras no FF y Cicl=Ciclo:</text:p>
      <text:p text:style-name="P20"><text:soft-page-break/><text:tab/>sum=sum+Nota</text:p>
      <text:p text:style-name="P20"><text:tab/>cont=cont+1</text:p>
      <text:p text:style-name="P20">FM</text:p>
      <text:p text:style-name="P20">Mostrar NM</text:p>
      <text:p text:style-name="P20">Leer registro otra vez</text:p>
      <text:p text:style-name="P20">FM</text:p>
      <text:list xml:id="list141259396307438" text:continue-numbering="true" text:style-name="WWNum3">
        <text:list-item>
          <text:p text:style-name="P24">Nota media por curso</text:p>
        </text:list-item>
      </text:list>
      <text:p text:style-name="P20">Abrir ficheros</text:p>
      <text:p text:style-name="P20">Leer registro</text:p>
      <text:p text:style-name="P20">Mientras no FF:</text:p>
      <text:p text:style-name="P20"><text:tab/>Declarar Curs=Curso, cont=0, sum=0, NM=0</text:p>
      <text:p text:style-name="P20">Mientras no FF y Curs=Curso:</text:p>
      <text:p text:style-name="P20"><text:tab/>sum=sum+Nota</text:p>
      <text:p text:style-name="P20"><text:tab/>cont=cont+1 </text:p>
      <text:p text:style-name="P20">FM</text:p>
      <text:p text:style-name="P20">Mostrar NM</text:p>
      <text:p text:style-name="P20">Leer registro otra vez</text:p>
      <text:p text:style-name="P20">FM</text:p>
      <text:list xml:id="list141258465276057" text:continue-numbering="true" text:style-name="WWNum3">
        <text:list-item>
          <text:p text:style-name="P24">Nota máxima y mínima por rama, ciclo y curso. Cuantos alumnos las han alcanzado</text:p>
        </text:list-item>
      </text:list>
      <text:p text:style-name="P26">Abrir ficheros</text:p>
      <text:p text:style-name="P26">Leer registro</text:p>
      <text:p text:style-name="P29">Declarar max=0, min=10</text:p>
      <text:p text:style-name="P26">Mientras no FF:</text:p>
      <text:p text:style-name="P26"><text:tab/>Declarar <text:span text:style-name="T10">Rama= Familia</text:span></text:p>
      <text:p text:style-name="P29">Mientras no FF y Rama=Familia:</text:p>
      <text:p text:style-name="P29"><text:tab/></text:p>
      <text:p text:style-name="P30">FM</text:p>
      <text:p text:style-name="P26">FM</text:p>
      <text:list xml:id="list141259080223636" text:continue-numbering="true" text:style-name="WWNum3">
        <text:list-item>
          <text:p text:style-name="P24">Total de suspensos y aprobados por rama profesional</text:p>
        </text:list-item>
      </text:list>
      <text:p text:style-name="P26">Abrir fichero</text:p>
      <text:p text:style-name="P26">Leer registro</text:p>
      <text:p text:style-name="P26">Mientras no FF:</text:p>
      <text:p text:style-name="P26"><text:tab/>Declarar Rama=Familia susp=0, aprob=0</text:p>
      <text:p text:style-name="P26">Mientras no FF y Rama=Familia:</text:p>
      <text:p text:style-name="P26"><text:tab/>Si Nota&lt;5{</text:p>
      <text:p text:style-name="P26"><text:tab/>susp++}else{</text:p>
      <text:p text:style-name="P26"><text:tab/>aprob++}</text:p>
      <text:p text:style-name="P26">FM</text:p>
      <text:p text:style-name="P26">Mostrar aprob y susp de Rama</text:p>
      <text:p text:style-name="P26">Leer registro</text:p>
      <text:p text:style-name="P26">FM</text:p>
      <text:list xml:id="list141259018443397" text:continue-numbering="true" text:style-name="WWNum3">
        <text:list-item>
          <text:p text:style-name="P24">Total de suspensos y aprobados por ciclo formativo</text:p>
        </text:list-item>
      </text:list>
      <text:p text:style-name="P26">Abrir fichero</text:p>
      <text:p text:style-name="P26">Leer registro</text:p>
      <text:p text:style-name="P26">Mientras no FF:</text:p>
      <text:p text:style-name="P26"><text:tab/>Declarar Cicl=Ciclo susp=0, aprob=0</text:p>
      <text:p text:style-name="P26"><text:soft-page-break/>Mientras no FF y Cicl=Ciclo:</text:p>
      <text:p text:style-name="P26"><text:tab/>Si Nota&lt;5{</text:p>
      <text:p text:style-name="P26"><text:tab/>susp++}else{</text:p>
      <text:p text:style-name="P26"><text:tab/>aprob++}</text:p>
      <text:p text:style-name="P26">FM</text:p>
      <text:p text:style-name="P26">Mostrar aprob y susp de Cicl</text:p>
      <text:p text:style-name="P26">Leer registro</text:p>
      <text:p text:style-name="P26">FM</text:p>
      <text:list xml:id="list141257411752815" text:continue-numbering="true" text:style-name="WWNum3">
        <text:list-item>
          <text:p text:style-name="P24">Total de suspensos y aprobados por curso</text:p>
        </text:list-item>
      </text:list>
      <text:p text:style-name="P27">Abrir fichero</text:p>
      <text:p text:style-name="P27">Leer registro</text:p>
      <text:p text:style-name="P27">Mientras no FF:</text:p>
      <text:p text:style-name="P27"><text:tab/>Declarar <text:span text:style-name="T8">Curs</text:span>=<text:span text:style-name="T8">Curso</text:span> susp=0, aprob=0</text:p>
      <text:p text:style-name="P27">Mientras no FF y <text:span text:style-name="T8">Curs</text:span>=<text:span text:style-name="T8">Curso</text:span>:</text:p>
      <text:p text:style-name="P27"><text:tab/>Si Nota&lt;5{</text:p>
      <text:p text:style-name="P27"><text:tab/>susp++}else{</text:p>
      <text:p text:style-name="P27"><text:tab/>aprob++}</text:p>
      <text:p text:style-name="P27">FM</text:p>
      <text:p text:style-name="P27">Mostrar aprob y susp de <text:span text:style-name="T8">Curs</text:span></text:p>
      <text:p text:style-name="P27">Leer registro</text:p>
      <text:p text:style-name="P27">FM</text:p>
      <text:list xml:id="list141258821292957" text:continue-numbering="true" text:style-name="WWNum3">
        <text:list-item>
          <text:p text:style-name="P24">Nota media del centro educativo.</text:p>
        </text:list-item>
      </text:list>
      <text:p text:style-name="P28">Abrir fichero</text:p>
      <text:p text:style-name="P28">Leer registro </text:p>
      <text:p text:style-name="P28">Declarar NM=0, cont=0</text:p>
      <text:p text:style-name="P28">Mientras no FF:</text:p>
      <text:p text:style-name="P28"><text:tab/>Declarar Rama=Familia</text:p>
      <text:p text:style-name="P28">Mientras no FF y Rama=Familia:</text:p>
      <text:p text:style-name="P28"><text:tab/>NM=NM+Nota</text:p>
      <text:p text:style-name="P28"><text:tab/>cont++</text:p>
      <text:p text:style-name="P28">FM</text:p>
      <text:p text:style-name="P28"><text:tab/>Declarar Cicl=Ciclo</text:p>
      <text:p text:style-name="P28">Mientras no FF y Cicl=Ciclo:</text:p>
      <text:p text:style-name="P28"><text:tab/>NM=NM+Nota</text:p>
      <text:p text:style-name="P28"><text:tab/>cont++</text:p>
      <text:p text:style-name="P28">FM</text:p>
      <text:p text:style-name="P28"><text:tab/>Declarar Curs=Curso</text:p>
      <text:p text:style-name="P28">Mientras no FF y Curs=Curso:</text:p>
      <text:p text:style-name="P28"><text:tab/>NM=NM+Nota</text:p>
      <text:p text:style-name="P28"><text:tab/>cont++</text:p>
      <text:p text:style-name="P28">FM</text:p>
      <text:p text:style-name="P28">FM</text:p>
      <text:p text:style-name="P28">NM=NM/cont</text:p>
      <text:p text:style-name="P28">Mostrar NM</text:p>
      <text:list xml:id="list141258539019968" text:continue-numbering="true" text:style-name="WWNum3">
        <text:list-item>
          <text:p text:style-name="P24">Total de suspensos y aprobados del centro</text:p>
        </text:list-item>
      </text:list>
      <text:p text:style-name="P28">Abrir fichero </text:p>
      <text:p text:style-name="P28">Leer resgistro </text:p>
      <text:p text:style-name="P28"><text:soft-page-break/>Declarar susp=0, aprob=0</text:p>
      <text:p text:style-name="P28">Mientras no FF:</text:p>
      <text:p text:style-name="P28"><text:tab/>Declarar Rama=Familia</text:p>
      <text:p text:style-name="P28">Mientras no FF y Rama=Familia:</text:p>
      <text:p text:style-name="P28"><text:tab/>Si Nota&lt;5 {</text:p>
      <text:p text:style-name="P28"><text:tab/>susp++}else{</text:p>
      <text:p text:style-name="P28"><text:tab/>aprob++}</text:p>
      <text:p text:style-name="P28">FM</text:p>
      <text:p text:style-name="P41"><text:tab/>Declarar Cicl=Ciclo</text:p>
      <text:p text:style-name="P28">Mientras no FF y Cicl=Ciclo:</text:p>
      <text:p text:style-name="P28"><text:tab/>Si Nota&lt;5 {</text:p>
      <text:p text:style-name="P28"><text:tab/>susp++}else{</text:p>
      <text:p text:style-name="P28"><text:tab/>aprob++}</text:p>
      <text:p text:style-name="P28">FM</text:p>
      <text:p text:style-name="P28">Declarar Curs=Curso</text:p>
      <text:p text:style-name="P28">Mientras no FF y Curs=Curso:</text:p>
      <text:p text:style-name="P28"><text:tab/>Si Nota&lt;5 {</text:p>
      <text:p text:style-name="P28"><text:tab/>susp++}else{</text:p>
      <text:p text:style-name="P28"><text:tab/>aprob++}</text:p>
      <text:p text:style-name="P28">FM</text:p>
      <text:p text:style-name="P28">Leer registro </text:p>
      <text:p text:style-name="P28">FM</text:p>
      <text:p text:style-name="P28">Mostrar aprob y susp</text:p>
      <text:p text:style-name="P3"/>
      <text:p text:style-name="P4"/>
      <text:p text:style-name="P42"><text:span text:style-name="T7"/></text:p>
      <text:p text:style-name="P3"/>
      <text:p text:style-name="P3"/>
      <text:p text:style-name="P7"/>
      <text:h text:style-name="P32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Standard" loext:linked-style-name="Título_20_2_20_C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style-name="Regular" style:font-pitch="variable"/>
      </text:list-level-style-bullet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133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133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</meta:initial-creator>
    <meta:editing-cycles>16</meta:editing-cycles>
    <meta:creation-date>2019-09-09T17:58:00</meta:creation-date>
    <dc:date>2024-09-16T14:12:57.282205044</dc:date>
    <meta:editing-duration>PT1H58M14S</meta:editing-duration>
    <meta:generator>LibreOffice/7.4.2.3$Linux_X86_64 LibreOffice_project/40$Build-3</meta:generator>
    <meta:document-statistic meta:table-count="1" meta:image-count="0" meta:object-count="0" meta:page-count="5" meta:paragraph-count="184" meta:word-count="787" meta:character-count="4974" meta:non-whitespace-character-count="4308"/>
    <meta:user-defined meta:name="AppVersion">14.0000</meta:user-defined>
    <meta:user-defined meta:name="Company"> </meta:user-defined>
    <meta:template xlink:type="simple" xlink:actuate="onRequest" xlink:title="Normal" xlink:href=""/>
  </office:meta>
</office:document-meta>
</file>